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499cm" style:rel-column-width="1417*"/>
    </style:style>
    <style:style style:name="Tabelle2.B" style:family="table-column">
      <style:table-column-properties style:column-width="14.501cm" style:rel-column-width="822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rsid="00136a82" officeooo:paragraph-rsid="001679fa"/>
    </style:style>
    <style:style style:name="P3" style:family="paragraph" style:parent-style-name="Text_20_body">
      <style:paragraph-properties fo:text-align="justify" style:justify-single-word="false"/>
      <style:text-properties officeooo:rsid="00152d3d" officeooo:paragraph-rsid="00152d3d"/>
    </style:style>
    <style:style style:name="P4" style:family="paragraph" style:parent-style-name="Text_20_body">
      <style:paragraph-properties fo:text-align="justify" style:justify-single-word="false"/>
      <style:text-properties officeooo:rsid="001679fa" officeooo:paragraph-rsid="001679fa"/>
    </style:style>
    <style:style style:name="P5" style:family="paragraph" style:parent-style-name="Text_20_body">
      <style:paragraph-properties fo:text-align="justify" style:justify-single-word="false"/>
      <style:text-properties officeooo:rsid="0016d7fc" officeooo:paragraph-rsid="0016d7fc"/>
    </style:style>
    <style:style style:name="P6" style:family="paragraph" style:parent-style-name="Text_20_body">
      <style:paragraph-properties fo:text-align="justify" style:justify-single-word="false"/>
      <style:text-properties officeooo:rsid="001a9b04" officeooo:paragraph-rsid="001a9b04"/>
    </style:style>
    <style:style style:name="P7" style:family="paragraph" style:parent-style-name="Text_20_body">
      <style:paragraph-properties fo:text-align="justify" style:justify-single-word="false"/>
      <style:text-properties officeooo:rsid="001c6876" officeooo:paragraph-rsid="001c6876"/>
    </style:style>
    <style:style style:name="P8" style:family="paragraph" style:parent-style-name="Text_20_body">
      <style:paragraph-properties fo:text-align="justify" style:justify-single-word="false"/>
      <style:text-properties officeooo:rsid="001e684a" officeooo:paragraph-rsid="001e684a"/>
    </style:style>
    <style:style style:name="P9"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10" style:family="paragraph" style:parent-style-name="Code">
      <style:text-properties officeooo:paragraph-rsid="001bc4a3"/>
    </style:style>
    <style:style style:name="P11" style:family="paragraph" style:parent-style-name="Footnote">
      <style:text-properties officeooo:rsid="0016d7fc" officeooo:paragraph-rsid="0016d7fc"/>
    </style:style>
    <style:style style:name="P12" style:family="paragraph" style:parent-style-name="Footnote">
      <style:text-properties officeooo:rsid="001c9d39" officeooo:paragraph-rsid="001c9d39"/>
    </style:style>
    <style:style style:name="P13" style:family="paragraph" style:parent-style-name="Table_20_Contents">
      <style:paragraph-properties fo:text-align="justify" style:justify-single-word="false"/>
      <style:text-properties officeooo:rsid="001e684a" officeooo:paragraph-rsid="001e684a"/>
    </style:style>
    <style:style style:name="P14"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15" style:family="paragraph" style:parent-style-name="Text_20_body">
      <style:paragraph-properties fo:text-align="justify" style:justify-single-word="false"/>
      <style:text-properties style:font-name="Liberation Serif" officeooo:rsid="00152d3d" officeooo:paragraph-rsid="00152d3d"/>
    </style:style>
    <style:style style:name="P16" style:family="paragraph" style:parent-style-name="Text_20_body">
      <style:paragraph-properties fo:text-align="justify" style:justify-single-word="false"/>
      <style:text-properties officeooo:rsid="001679fa" officeooo:paragraph-rsid="001679fa"/>
    </style:style>
    <style:style style:name="P17" style:family="paragraph" style:parent-style-name="Text_20_body">
      <style:paragraph-properties fo:text-align="justify" style:justify-single-word="false"/>
      <style:text-properties officeooo:rsid="001f69c5" officeooo:paragraph-rsid="001f69c5"/>
    </style:style>
    <style:style style:name="P18" style:family="paragraph" style:parent-style-name="Text_20_body">
      <style:paragraph-properties fo:text-align="justify" style:justify-single-word="false"/>
      <style:text-properties officeooo:rsid="001a96bd" officeooo:paragraph-rsid="001a96bd"/>
    </style:style>
    <style:style style:name="P19" style:family="paragraph" style:parent-style-name="Text_20_body">
      <style:paragraph-properties fo:text-align="justify" style:justify-single-word="false"/>
      <style:text-properties officeooo:rsid="00202ea4" officeooo:paragraph-rsid="00202ea4"/>
    </style:style>
    <style:style style:name="P20" style:family="paragraph" style:parent-style-name="Text_20_body">
      <style:paragraph-properties fo:text-align="justify" style:justify-single-word="false"/>
      <style:text-properties officeooo:rsid="0021588d" officeooo:paragraph-rsid="0021588d"/>
    </style:style>
    <style:style style:name="P21" style:family="paragraph" style:parent-style-name="Text_20_body">
      <style:paragraph-properties fo:text-align="justify" style:justify-single-word="false"/>
      <style:text-properties officeooo:rsid="00228aea" officeooo:paragraph-rsid="00228aea"/>
    </style:style>
    <style:style style:name="P22" style:family="paragraph" style:parent-style-name="Text_20_body">
      <style:text-properties officeooo:rsid="00228aea" officeooo:paragraph-rsid="00228aea"/>
    </style:style>
    <style:style style:name="P23" style:family="paragraph" style:parent-style-name="Text_20_body">
      <style:paragraph-properties fo:text-align="justify" style:justify-single-word="false"/>
      <style:text-properties officeooo:rsid="0023ed95" officeooo:paragraph-rsid="0023ed95"/>
    </style:style>
    <style:style style:name="P24" style:family="paragraph" style:parent-style-name="Text_20_body">
      <style:paragraph-properties fo:text-align="justify" style:justify-single-word="false"/>
      <style:text-properties officeooo:rsid="0023ed95" officeooo:paragraph-rsid="00285e25"/>
    </style:style>
    <style:style style:name="P25" style:family="paragraph" style:parent-style-name="Text_20_body">
      <style:paragraph-properties fo:text-align="justify" style:justify-single-word="false"/>
      <style:text-properties officeooo:rsid="00243c61" officeooo:paragraph-rsid="00243c61"/>
    </style:style>
    <style:style style:name="P26" style:family="paragraph" style:parent-style-name="Text_20_body">
      <style:paragraph-properties fo:text-align="justify" style:justify-single-word="false"/>
      <style:text-properties officeooo:rsid="00278349" officeooo:paragraph-rsid="00278349"/>
    </style:style>
    <style:style style:name="P27" style:family="paragraph" style:parent-style-name="Text_20_body">
      <style:paragraph-properties fo:text-align="justify" style:justify-single-word="false"/>
      <style:text-properties officeooo:rsid="00285e25" officeooo:paragraph-rsid="00285e25"/>
    </style:style>
    <style:style style:name="P28" style:family="paragraph" style:parent-style-name="Code">
      <style:paragraph-properties fo:text-align="justify" style:justify-single-word="false"/>
      <style:text-properties officeooo:rsid="0023ed95" officeooo:paragraph-rsid="0023ed95"/>
    </style:style>
    <style:style style:name="P29" style:family="paragraph" style:parent-style-name="Code">
      <style:text-properties officeooo:paragraph-rsid="0023ed95"/>
    </style:style>
    <style:style style:name="P30" style:family="paragraph" style:parent-style-name="Code">
      <style:text-properties officeooo:paragraph-rsid="00249d8f"/>
    </style:style>
    <style:style style:name="P31" style:family="paragraph" style:parent-style-name="Code">
      <style:text-properties officeooo:rsid="00249d8f" officeooo:paragraph-rsid="00249d8f"/>
    </style:style>
    <style:style style:name="P32" style:family="paragraph" style:parent-style-name="Code">
      <style:text-properties officeooo:paragraph-rsid="0025948c"/>
    </style:style>
    <style:style style:name="P33" style:family="paragraph" style:parent-style-name="Code">
      <style:paragraph-properties fo:text-align="justify" style:justify-single-word="false"/>
      <style:text-properties officeooo:rsid="00278349" officeooo:paragraph-rsid="00278349"/>
    </style:style>
    <style:style style:name="P34" style:family="paragraph" style:parent-style-name="Code">
      <style:text-properties officeooo:paragraph-rsid="00278349"/>
    </style:style>
    <style:style style:name="P35" style:family="paragraph" style:parent-style-name="Code">
      <style:text-properties officeooo:paragraph-rsid="00285e25"/>
    </style:style>
    <style:style style:name="P36" style:family="paragraph" style:parent-style-name="Heading_20_1">
      <style:paragraph-properties fo:text-align="justify" style:justify-single-word="false"/>
      <style:text-properties officeooo:rsid="00136a82" officeooo:paragraph-rsid="00136a82"/>
    </style:style>
    <style:style style:name="P37" style:family="paragraph" style:parent-style-name="Heading_20_1">
      <style:text-properties officeooo:rsid="0018346e" officeooo:paragraph-rsid="0018346e"/>
    </style:style>
    <style:style style:name="P38" style:family="paragraph" style:parent-style-name="Heading_20_1">
      <style:text-properties officeooo:paragraph-rsid="00285e25"/>
    </style:style>
    <style:style style:name="P39" style:family="paragraph" style:parent-style-name="Heading_20_1">
      <style:paragraph-properties fo:text-align="justify" style:justify-single-word="false" fo:break-before="page"/>
      <style:text-properties officeooo:rsid="00152d3d" officeooo:paragraph-rsid="00152d3d"/>
    </style:style>
    <style:style style:name="P40" style:family="paragraph" style:parent-style-name="Heading_20_2">
      <style:text-properties officeooo:rsid="001a96bd" officeooo:paragraph-rsid="001a96bd"/>
    </style:style>
    <style:style style:name="P41" style:family="paragraph" style:parent-style-name="Heading_20_2">
      <style:text-properties officeooo:rsid="0023ed95"/>
    </style:style>
    <style:style style:name="P42" style:family="paragraph" style:parent-style-name="Heading_20_3">
      <style:text-properties officeooo:rsid="001679fa" officeooo:paragraph-rsid="001679fa"/>
    </style:style>
    <style:style style:name="P43" style:family="paragraph" style:parent-style-name="Heading_20_3">
      <style:text-properties officeooo:rsid="001e684a" officeooo:paragraph-rsid="001e684a"/>
    </style:style>
    <style:style style:name="P44" style:family="paragraph" style:parent-style-name="Heading_20_3">
      <style:text-properties officeooo:rsid="00278349"/>
    </style:style>
    <style:style style:name="P45" style:family="paragraph" style:parent-style-name="Heading_20_3">
      <style:text-properties officeooo:rsid="00278349" officeooo:paragraph-rsid="00278349"/>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Footer">
      <style:text-properties style:text-underline-style="solid" style:text-underline-width="auto" style:text-underline-color="font-color" officeooo:rsid="001679fa" officeooo:paragraph-rsid="00202ea4"/>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Table_20_Contents">
      <style:paragraph-properties fo:text-align="justify" style:justify-single-word="false"/>
      <style:text-properties officeooo:rsid="0025948c" officeooo:paragraph-rsid="0025948c"/>
    </style:style>
    <style:style style:name="P51" style:family="paragraph" style:parent-style-name="Table_20_Contents">
      <style:paragraph-properties fo:text-align="justify" style:justify-single-word="false"/>
      <style:text-properties officeooo:rsid="0025948c" officeooo:paragraph-rsid="00278349"/>
    </style:style>
    <style:style style:name="P52" style:family="paragraph" style:parent-style-name="Table_20_Contents">
      <style:paragraph-properties fo:text-align="justify" style:justify-single-word="false"/>
      <style:text-properties fo:font-weight="bold" officeooo:rsid="0025948c" officeooo:paragraph-rsid="0025948c" style:font-weight-asian="bold" style:font-weight-complex="bold"/>
    </style:style>
    <style:style style:name="P53" style:family="paragraph" style:parent-style-name="Table_20_Contents">
      <style:paragraph-properties fo:text-align="justify" style:justify-single-word="false"/>
      <style:text-properties officeooo:rsid="00278349" officeooo:paragraph-rsid="00278349"/>
    </style:style>
    <style:style style:name="P54" style:family="paragraph" style:parent-style-name="Footnote">
      <style:text-properties officeooo:paragraph-rsid="00202ea4"/>
    </style:style>
    <style:style style:name="T1" style:family="text">
      <style:text-properties officeooo:rsid="00152d3d"/>
    </style:style>
    <style:style style:name="T2" style:family="text">
      <style:text-properties style:font-name="Courier New1"/>
    </style:style>
    <style:style style:name="T3" style:family="text">
      <style:text-properties style:font-name="Courier New1" officeooo:rsid="001c9d39"/>
    </style:style>
    <style:style style:name="T4" style:family="text">
      <style:text-properties style:font-name="Liberation Serif"/>
    </style:style>
    <style:style style:name="T5" style:family="text">
      <style:text-properties fo:font-style="italic" style:font-style-asian="italic" style:font-style-complex="italic"/>
    </style:style>
    <style:style style:name="T6" style:family="text">
      <style:text-properties officeooo:rsid="001679fa"/>
    </style:style>
    <style:style style:name="T7" style:family="text">
      <style:text-properties officeooo:rsid="001a9b04"/>
    </style:style>
    <style:style style:name="T8" style:family="text">
      <style:text-properties officeooo:rsid="001bc4a3"/>
    </style:style>
    <style:style style:name="T9" style:family="text">
      <style:text-properties officeooo:rsid="001c9d39"/>
    </style:style>
    <style:style style:name="T10" style:family="text">
      <style:text-properties officeooo:rsid="00202ea4"/>
    </style:style>
    <style:style style:name="T11" style:family="text">
      <style:text-properties style:font-name="Courier 10 Pitch"/>
    </style:style>
    <style:style style:name="T12" style:family="text">
      <style:text-properties style:font-name="Courier 10 Pitch" officeooo:rsid="00202ea4"/>
    </style:style>
    <style:style style:name="T13" style:family="text">
      <style:text-properties style:font-name="Courier 10 Pitch" officeooo:rsid="00249d8f"/>
    </style:style>
    <style:style style:name="T14" style:family="text">
      <style:text-properties style:font-name="Courier 10 Pitch" officeooo:rsid="00285e25"/>
    </style:style>
    <style:style style:name="T15" style:family="text">
      <style:text-properties officeooo:rsid="0021588d"/>
    </style:style>
    <style:style style:name="T16" style:family="text">
      <style:text-properties officeooo:rsid="00228aea"/>
    </style:style>
    <style:style style:name="T17" style:family="text">
      <style:text-properties officeooo:rsid="0023ed95"/>
    </style:style>
    <style:style style:name="T18" style:family="text">
      <style:text-properties officeooo:rsid="00249d8f"/>
    </style:style>
    <style:style style:name="T19" style:family="text">
      <style:text-properties officeooo:rsid="0025948c"/>
    </style:style>
    <style:style style:name="T20" style:family="text">
      <style:text-properties officeooo:rsid="00278349"/>
    </style:style>
    <style:style style:name="T21" style:family="text">
      <style:text-properties officeooo:rsid="00285e25"/>
    </style:style>
    <style:style style:name="T22" style:family="text">
      <style:text-properties officeooo:rsid="002a8d00"/>
    </style:style>
    <style:style style:name="T23" style:family="text">
      <style:text-properties officeooo:rsid="002c1dc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17_1048489542">Vorwort<text:tab/>2</text:a></text:p>
          <text:p text:style-name="P48"><text:a xlink:type="simple" xlink:href="#__RefHeading___Toc19_1048489542">Installation<text:tab/>2</text:a></text:p>
          <text:p text:style-name="P49"><text:a xlink:type="simple" xlink:href="#__RefHeading___Toc21_1048489542">QSB-Datei<text:tab/>2</text:a></text:p>
          <text:p text:style-name="P49"><text:a xlink:type="simple" xlink:href="#__RefHeading___Toc23_1048489542">Die Mapskripte<text:tab/>2</text:a></text:p>
          <text:p text:style-name="P46"><text:a xlink:type="simple" xlink:href="#__RefHeading___Toc25_1048489542">DEBUG aktivieren<text:tab/>2</text:a></text:p>
          <text:p text:style-name="P46"><text:a xlink:type="simple" xlink:href="#__RefHeading___Toc317_1840017082">Schnelles Testen<text:tab/>3</text:a></text:p>
          <text:p text:style-name="P48"><text:a xlink:type="simple" xlink:href="#__RefHeading___Toc35_1048489542">Aufträge erzeugen<text:tab/>3</text:a></text:p>
          <text:p text:style-name="P49"><text:a xlink:type="simple" xlink:href="#__RefHeading___Toc319_1840017082">Aufträge im Questassistenten<text:tab/>3</text:a></text:p>
          <text:p text:style-name="P49"><text:a xlink:type="simple" xlink:href="#__RefHeading___Toc321_1840017082">Aufträge im Skript<text:tab/>3</text:a></text:p>
          <text:p text:style-name="P46"><text:a xlink:type="simple" xlink:href="#__RefHeading___Toc323_1840017082">Angaben für einen Auftrag<text:tab/>4</text:a></text:p>
          <text:p text:style-name="P48"><text:a xlink:type="simple" xlink:href="#__RefHeading___Toc37_1048489542">Mission-Briefings und Cutscenes<text:tab/>5</text:a></text:p>
          <text:p text:style-name="P49"><text:a xlink:type="simple" xlink:href="#__RefHeading___Toc386_1840017082">Das Briefing-Gerüst<text:tab/>5</text:a></text:p>
          <text:p text:style-name="P49"><text:a xlink:type="simple" xlink:href="#__RefHeading___Toc388_1840017082">Das Cutscene-Gerüst<text:tab/>6</text:a></text:p>
          <text:p text:style-name="P46"><text:a xlink:type="simple" xlink:href="#__RefHeading___Toc390_1840017082">Verhalten von Flights<text:tab/>7</text:a></text:p>
          <text:p text:style-name="P46"><text:a xlink:type="simple" xlink:href="#__RefHeading___Toc392_1840017082">Relative Positionsangaben<text:tab/>8</text:a></text:p>
          <text:p text:style-name="P48"><text:a xlink:type="simple" xlink:href="#__RefHeading___Toc39_1048489542">Interaktive Objekte richtig anwenden<text:tab/>9</text:a></text:p>
          <text:p text:style-name="P48"><text:a xlink:type="simple" xlink:href="#__RefHeading___Toc41_1048489542">Nichtspieler-Charaktere nutzen<text:tab/>9</text:a></text:p>
        </text:index-body>
      </text:table-of-content>
      <text:p text:style-name="P1"/>
      <text:h text:style-name="P39" text:outline-level="1"><text:bookmark-start text:name="__RefHeading___Toc17_1048489542"/>Vorwort<text:bookmark-end text:name="__RefHeading___Toc17_1048489542"/></text:h>
      <text:p text:style-name="P5">Die Symfonia-QSB, oder auch QSB Plus, hat das Ziel das Leben des Mappers zu erleichtern. Aber wie es stets der Fall ist mit neuen Technologien, muss auch hier ein klein wenig beachtet werden um in den Genuss der Vorzüge dieses Framework<text:note text:id="ftn1" text:note-class="footnote"><text:note-citation>1</text:note-citation><text:note-body><text:p text:style-name="P11">Framework: ist ein Programmiergerüst, welches vereinfacht und dem Anwender Vorteile gegenüber der nativen Möglichkeiten einer Umgebung bietet, <text:span text:style-name="T15">in der er sich bewegt</text:span>.</text:p></text:note-body></text:note> zu kommen.</text:p>
      <text:p text:style-name="P5">Nachfolgend werde ich die wichtigsten Dinge, angefangen mit der Installation, erklären. </text:p>
      <text:h text:style-name="P36" text:outline-level="1"><text:bookmark-start text:name="__RefHeading___Toc19_1048489542"/>Installation<text:bookmark-end text:name="__RefHeading___Toc19_1048489542"/></text:h>
      <text:h text:style-name="Heading_20_2" text:outline-level="2"><text:bookmark-start text:name="__RefHeading___Toc21_1048489542"/>QSB-Datei<text:bookmark-end text:name="__RefHeading___Toc21_1048489542"/></text:h>
      <text:p text:style-name="P3">Sobald du eine neue Map erstellt hast, muss die QSB in die Map <text:span text:style-name="T5">importiert</text:span> werden. <text:span text:style-name="T6">Siehe dazu das SEED Handbuch, falls dir der Prozess nicht klar ist. </text:span>Ein Release kommt mit <text:span text:style-name="T5">zwei</text:span> Versionen der QSB, die sich <text:span text:style-name="T6">nur</text:span> in einem Punkt unterscheiden: de<text:span text:style-name="T6">m Speicherplatz</text:span>.</text:p>
      <text:p text:style-name="P3">Sobald du in den Release-Ordner gegangen bist, wirst Du zwei verschiedene Dateien vorfinden: <text:span text:style-name="T2">questsystembehavior.lua</text:span> und <text:span text:style-name="T2">questsystembehavior_min.lua</text:span><text:span text:style-name="T4">. </text:span></text:p>
      <text:p text:style-name="P9"><text:span text:style-name="T4">Die Datei </text:span><text:span text:style-name="T2">questsystembehavior.lua</text:span><text:span text:style-name="T4"> ist die unveränderte QSB. Sie enthält noch alle Leerzeichen und Code-Kommentare und eignet sich zum stöbern, sollte Dir die Dokumentation nicht ausreichen um Deine Fragen zu klären.</text:span></text:p>
      <text:p text:style-name="P9"><text:span text:style-name="T4">Die Datei </text:span><text:span text:style-name="T2">questsystembehavior_min.lua</text:span><text:span text:style-name="T4"> wurde auf ein minimum komprimiert, sodass sie etwa um die Hälfte weniger Speicherplatz benötigt. Allerdings ist der Code durch das Entfernen von Leerzeichen und Kommentaren sehr unleserlich.</text:span></text:p>
      <text:p text:style-name="P15">Letztlich ist es egal, welche der beiden Dateien du importierst. Die minimierte QSB bietet dir nur den Vorteil weniger Speicher zu benötigen.</text:p>
      <text:h text:style-name="Heading_20_2" text:outline-level="2"><text:bookmark-start text:name="__RefHeading___Toc23_1048489542"/>Die Mapskripte<text:bookmark-end text:name="__RefHeading___Toc23_1048489542"/></text:h>
      <text:p text:style-name="P2">Die Q<text:span text:style-name="T1">SB</text:span> wird nicht mit den Standardskripten des Mapeditors <text:span text:style-name="T1">funktionieren! Als erstes musst Du im Mapeditor den Expertenmodus aktivieren. Sobald das getan ist, kannst du eigene Skripte importieren. Siehe dazu das SEED Handbuch.</text:span></text:p>
      <text:p text:style-name="P4">Im Release-Ordner befinden sich die Skripte <text:span text:style-name="T2">mapscript.lua</text:span> und <text:span text:style-name="T2">localmapscript.lua</text:span>. Kopiere Dir diese Dateien, denn mit ihnen wirst Du arbeiten. </text:p>
      <text:h text:style-name="P42" text:outline-level="3"><text:bookmark-start text:name="__RefHeading___Toc25_1048489542"/>DEBUG aktivieren<text:bookmark-end text:name="__RefHeading___Toc25_1048489542"/></text:h>
      <text:p text:style-name="P4">Du möchtest vorher vielleicht den DEBUG aktivieren, damit du Fehler schneller entdecken kannst. Füge dazu in der <text:span text:style-name="T2">Mission_FirstMapAction</text:span> im globalen Skript die Funktion <text:span text:style-name="T2">API.ActivateDebugMode</text:span> nach dem Aufruf von Init <text:span text:style-name="T2">InitKnightTitleTables</text:span> ein.</text:p>
      <text:p text:style-name="P4"><text:soft-page-break/>Eine ausreichende Konfiguration ist folgende:</text:p>
      <text:p text:style-name="Code">API.ActivateDebugMode(true, true, false, true);</text:p>
      <text:p text:style-name="P4">Dies aktiviert alle Checks und die Konsole, aber nicht Quest Trace. Für mehr informationen zum Debug konsultiere bitte die Dokumentation (doc/index.hml).</text:p>
      <text:h text:style-name="Heading_20_3" text:outline-level="3"><text:bookmark-start text:name="__RefHeading___Toc317_1840017082"/>Schnelles Testen<text:bookmark-end text:name="__RefHeading___Toc317_1840017082"/></text:h>
      <text:p text:style-name="P17">Nach <text:span text:style-name="T5">jeder</text:span> Änderung im Skript das Spiel verlassen zu, den Editor zu starten und das Skript neu importieren zu müssen, ist auf Dauer anstrengend und koste<text:span text:style-name="T10">t</text:span> viel Zeit. Daher bietet es sich für die Entwicklung an, das globale und lokale Skript auszulagern. Dazu wird ein Hilfsskript benötigt, das anstelle der eigentlichen Skripte in die Map importiert wird.</text:p>
      <text:p text:style-name="Code">local PathToProject = "C:/MyProjects/MyMap";</text:p>
      <text:p text:style-name="Code">if not GUI then</text:p>
      <text:p text:style-name="Code"><text:s text:c="4"/>Script.Load(PathToProject .. "/mapscript.lua");</text:p>
      <text:p text:style-name="Code">else</text:p>
      <text:p text:style-name="Code"><text:s text:c="4"/>Script.Load(PathToProject .. "/localmapscript.lua");</text:p>
      <text:p text:style-name="Code">end</text:p>
      <text:p text:style-name="P17">Dieses Skript läd automatisch die entsprechenden Skripte, da es zuerst prüft, ob es sich in der globalen oder lokalen Skriptumgebung befindet. <text:span text:style-name="T10">Dadurch kannst du während der Entwicklung viel Zeit sparen. Passe einfach den Pfad </text:span><text:span text:style-name="T12">PathToProject</text:span><text:span text:style-name="T10"> an deine Bedürfnisse an. </text:span>Beachte jedoch vor der Veröffentlichung die richtigen Skripte zu importieren.</text:p>
      <text:h text:style-name="P37" text:outline-level="1"><text:bookmark-start text:name="__RefHeading___Toc35_1048489542"/>Aufträge erzeugen<text:bookmark-end text:name="__RefHeading___Toc35_1048489542"/></text:h>
      <text:h text:style-name="P40" text:outline-level="2"><text:bookmark-start text:name="__RefHeading___Toc319_1840017082"/>Aufträge im Questassistenten<text:bookmark-end text:name="__RefHeading___Toc319_1840017082"/></text:h>
      <text:p text:style-name="P18">Die QSB unterstützt natürlich <text:span text:style-name="T7">wie gewohnt </text:span>das Erzeugen von Aufträgen im Auftragsassistenten des Mapeditors. Allerdings gibt es keine Vorzüge, wie z.B. das weglassen von Paramatern oder <text:span text:style-name="T7">das einfache kopieren von Aufträgen.</text:span></text:p>
      <text:p text:style-name="P19">Für eine Anleitung zum Auftragsassistenten des Editors konsultiere bitte das SEED Handbuch.</text:p>
      <text:h text:style-name="P40" text:outline-level="2"><text:bookmark-start text:name="__RefHeading___Toc321_1840017082"/>Aufträge im Skript<text:bookmark-end text:name="__RefHeading___Toc321_1840017082"/></text:h>
      <text:p text:style-name="P6">Aufträge, <text:span text:style-name="T9">oder auch Quests</text:span><text:span text:style-name="T9"><text:note text:id="ftn2" text:note-class="footnote"><text:note-citation>2</text:note-citation><text:note-body><text:p text:style-name="P12">Quest: Ein Auftrag, der <text:span text:style-name="T15">durch den</text:span> Spieler erfüllt werden muss, <text:span text:style-name="T15">meistens um die Handlung voranzutreiben oder Vorteile für den Spielverlauf zu erhalten</text:span>.</text:p></text:note-body></text:note></text:span><text:span text:style-name="T9">,</text:span> im Skript zu erzeugen ist keine wirklich neue Idee. <text:span text:style-name="T10">Eine Möglichkeit Aufträge zu generieren bot z.B. schon </text:span><text:span text:style-name="T11">MachQuest</text:span> <text:span text:style-name="T10">an, dessen Handhabung jedoch nicht wirklich zufriedenstellend war</text:span>. Neu ist allerdings, Parameter von Behavior weglassen zu können. Dies geht einher mit einer neuen Schreibweise.</text:p>
      <text:p text:style-name="P6"><text:soft-page-break/>Ein Beispiel für die neue Schreibweise:</text:p>
      <text:p text:style-name="Code"><text:span text:style-name="T9">local QuestName = API.</text:span>AddQuest {</text:p>
      <text:p text:style-name="Code"><text:s text:c="4"/>Name <text:s text:c="7"/>= "VisitCloister",</text:p>
      <text:p text:style-name="Code"><text:s text:c="4"/>Suggestion <text:s/>= "Ich sollte d<text:span text:style-name="T8">i</text:span>e Mönchen des Klosters <text:span text:style-name="T8">besuchen</text:span>!",</text:p>
      <text:p text:style-name="P10"><text:s text:c="4"/><text:span text:style-name="T8">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7">Jeder Auftrag benötigt wenigstens einen Namen. <text:span text:style-name="T10">Wird</text:span> kein Goal angegeben, wird automatisch <text:span text:style-name="T2">Goal_InstantSuccess</text:span> hinzugefügt. Fehlt der Trigger, wird <text:span text:style-name="T2">Trigger_AlwaysActive</text:span> de<text:span text:style-name="T10">n</text:span> Behavior hinzugefügt.</text:p>
      <text:p text:style-name="P7">Andererseits, falls Behavior und/oder Felder wie z.B. Success angegeben sind, kann der Name weggelassen werden. In diesem Fall wird ein automatischer Bezeichner gewählt. <text:span text:style-name="T9">Auf jeden Fall wird der Name des Quests von </text:span><text:span text:style-name="T3">API.AddQuest</text:span><text:span text:style-name="T9"> zurückgegeben und kann auch so auf andere Behavior übertragen werden.</text:span></text:p>
      <text:h text:style-name="P43" text:outline-level="3"><text:bookmark-start text:name="__RefHeading___Toc323_1840017082"/>Angaben für einen Auftrag<text:bookmark-end text:name="__RefHeading___Toc323_1840017082"/></text:h>
      <text:p text:style-name="P8">Aufträge haben viele mögliche Angaben. Die Eigenschaften eines Quests werden als Felder bezeichnet. Eigenschaften sind z.B. der Name des Auftrags. <text:span text:style-name="T10">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14">Eigenschaft</text:p>
          </table:table-cell>
          <table:table-cell table:style-name="Tabelle1.B1" office:value-type="string">
            <text:p text:style-name="P14">Beschreibung</text:p>
          </table:table-cell>
        </table:table-row>
        <table:table-row>
          <table:table-cell table:style-name="Tabelle1.A2" office:value-type="string">
            <text:p text:style-name="P13">Name</text:p>
          </table:table-cell>
          <table:table-cell table:style-name="Tabelle1.B2" office:value-type="string">
            <text:p text:style-name="P13">Der Name des Auftrags ist der Bezeichner, mit dem das System den Auftrag verwaltet.</text:p>
          </table:table-cell>
        </table:table-row>
        <table:table-row>
          <table:table-cell table:style-name="Tabelle1.A2" office:value-type="string">
            <text:p text:style-name="P13">Suggestion</text:p>
          </table:table-cell>
          <table:table-cell table:style-name="Tabelle1.B2" office:value-type="string">
            <text:p text:style-name="P13">Der Text des Sprechers zu Beginn des Auftrages</text:p>
          </table:table-cell>
        </table:table-row>
        <table:table-row>
          <table:table-cell table:style-name="Tabelle1.A2" office:value-type="string">
            <text:p text:style-name="P13">Success</text:p>
          </table:table-cell>
          <table:table-cell table:style-name="Tabelle1.B2" office:value-type="string">
            <text:p text:style-name="P13">Der Text des Sprechers bei erfolgreichem Abschluss</text:p>
          </table:table-cell>
        </table:table-row>
        <table:table-row>
          <table:table-cell table:style-name="Tabelle1.A2" office:value-type="string">
            <text:p text:style-name="P13">Failure</text:p>
          </table:table-cell>
          <table:table-cell table:style-name="Tabelle1.B2" office:value-type="string">
            <text:p text:style-name="P13">Der Text des Sprechers im Falle eines Fehlschlages</text:p>
          </table:table-cell>
        </table:table-row>
        <table:table-row>
          <table:table-cell table:style-name="Tabelle1.A2" office:value-type="string">
            <text:p text:style-name="P13">Description</text:p>
          </table:table-cell>
          <table:table-cell table:style-name="Tabelle1.B2" office:value-type="string">
            <text:p text:style-name="P13">Die Beschreibung für Benutzerdefinierte Auftragstypen</text:p>
          </table:table-cell>
        </table:table-row>
        <table:table-row>
          <table:table-cell table:style-name="Tabelle1.A2" office:value-type="string">
            <text:p text:style-name="P13">Visible</text:p>
          </table:table-cell>
          <table:table-cell table:style-name="Tabelle1.B2" office:value-type="string">
            <text:p text:style-name="P13">Erzwingt die Sichtbarkeit, wenn Suggestion nicht angegeben ist.</text:p>
          </table:table-cell>
        </table:table-row>
        <table:table-row>
          <table:table-cell table:style-name="Tabelle1.A2" office:value-type="string">
            <text:p text:style-name="P13">EndMessage</text:p>
          </table:table-cell>
          <table:table-cell table:style-name="Tabelle1.B2" office:value-type="string">
            <text:p text:style-name="P13">Erzwingt die Sichtbarkeit der Endnachricht.</text:p>
          </table:table-cell>
        </table:table-row>
        <table:table-row>
          <table:table-cell table:style-name="Tabelle1.A2" office:value-type="string">
            <text:p text:style-name="P13">Sender</text:p>
          </table:table-cell>
          <table:table-cell table:style-name="Tabelle1.B2" office:value-type="string">
            <text:p text:style-name="P13">ID des Auftraggeber</text:p>
          </table:table-cell>
        </table:table-row>
        <table:table-row>
          <table:table-cell table:style-name="Tabelle1.A2" office:value-type="string">
            <text:p text:style-name="P13">Receiver</text:p>
          </table:table-cell>
          <table:table-cell table:style-name="Tabelle1.B2" office:value-type="string">
            <text:p text:style-name="P13">ID des Auftragnehmer</text:p>
          </table:table-cell>
        </table:table-row>
        <table:table-row>
          <table:table-cell table:style-name="Tabelle1.A2" office:value-type="string">
            <text:p text:style-name="P13">Time</text:p>
          </table:table-cell>
          <table:table-cell table:style-name="Tabelle1.B2" office:value-type="string">
            <text:p text:style-name="P13">Zeit bis zum automatischen Fehlschlag/Erfolg</text:p>
          </table:table-cell>
        </table:table-row>
      </table:table>
      <text:p text:style-name="P8"/>
      <text:p text:style-name="P8"><text:soft-page-break/>Die Behavior eines Quests werden als Funktionsaufrufe nach den Eigenschaften des Quests angegeben. Dabei ist zu beachten, dass jeder sichtbare Quest nur ein Goal haben kann. Auslöser, oder auch Trigger, können mehrere vorhanden sein. Sie müssen alle wenigstens einmal ausgelöst haben, damit der Quest startet.</text:p>
      <text:h text:style-name="Heading_20_1" text:outline-level="1"><text:bookmark-start text:name="__RefHeading___Toc37_1048489542"/>Mission-Briefings und Cutscenes<text:bookmark-end text:name="__RefHeading___Toc37_1048489542"/></text:h>
      <text:p text:style-name="P19">Aufstieg eines Königreichs bietet nicht von Haus aus an, Missions-Briefings oder Kameraflüge zu erstellen. Allerdings bietet die Engine<text:note text:id="ftn0" text:note-class="footnote"><text:note-citation>3</text:note-citation><text:note-body><text:p text:style-name="P54"><text:span text:style-name="T10">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15">Das so genannte BriefingSystem unterteilt dabei in zwei verschiedene Arten von Briefings. Das Missions- oder Dialog-Briefing und der Kameraflug oder Cutscene.</text:span></text:p>
      <text:p text:style-name="P20">Neu ist jetzt, das Briefings (bzw. Cutscenes) an einen Quest mittels der Behavior <text:span text:style-name="T11">Reward_Briefing</text:span> und <text:span text:style-name="T11">Reprisal_Briefing</text:span> „angehangen“ werden können. Über den Auslöser <text:span text:style-name="T11">Trigger_Briefing</text:span> kann anschließend ein <text:span text:style-name="T5">anderer</text:span> Quest gestartet werden, <text:span text:style-name="T5">sobald</text:span> das Briefing <text:span text:style-name="T5">vollständig</text:span> durchgelaufen ist.</text:p>
      <text:h text:style-name="Heading_20_2" text:outline-level="2"><text:bookmark-start text:name="__RefHeading___Toc386_1840017082"/>Das Briefing-Gerüst<text:bookmark-end text:name="__RefHeading___Toc386_1840017082"/></text:h>
      <text:p text:style-name="P20">Damit das BriefingSystem ordnungsgemäß arbeiten kann, muss ein Grundschema eingehalten werden. Dieses Schema werde ich nun <text:span text:style-name="T16">grundlegend beleuchten</text:span>.</text:p>
      <text:p text:style-name="Code">local briefing = {</text:p>
      <text:p text:style-name="Code"><text:s text:c="4"/>barStyle = "<text:span text:style-name="T15">big</text:span>",</text:p>
      <text:p text:style-name="Code"><text:s text:c="4"/>disableGlobalInvulnerability = false,</text:p>
      <text:p text:style-name="Code"><text:s text:c="4"/>restoreCamera = <text:span text:style-name="T16">true</text:span>,</text:p>
      <text:p text:style-name="Code"><text:s text:c="4"/>skip<text:span text:style-name="T16">PerPage</text:span> = true,</text:p>
      <text:p text:style-name="Code"><text:s text:c="4"/>hideFoW = true,</text:p>
      <text:p text:style-name="Code"><text:s text:c="4"/>showSky = true,</text:p>
      <text:p text:style-name="Code"><text:s text:c="4"/>hideBorderPins = true</text:p>
      <text:p text:style-name="Code"><text:span text:style-name="T15">}</text:span>;</text:p>
      <text:p text:style-name="Code">local AP, ASP, <text:span text:style-name="T17">ASMC</text:span> = AddPages(briefing)</text:p>
      <text:p text:style-name="P20">Dies ist der Kopf des Briefings. Hier werden die Eigenschaften des Briefings notiert, ähnlich wie bei den Quests. <text:span text:style-name="T16">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text:span></text:p>
      <text:p text:style-name="P21"><text:soft-page-break/>Anschließend folgen die Deklarationen der Seiten. Für ein Dialog-Briefing empfehle ich diese Kurzschreibweise: Entity, Name des Sprechers, gesprochener Text, Dialogsicht an/aus. Natürlich steht es <text:span text:style-name="T22">D</text:span>ir frei auch die alte Schreibweise mit <text:span text:style-name="T11">AP</text:span> zu verwenden und frei zu mischen.</text:p>
      <text:p text:style-name="Code">ASP("alandra", "Alandra", "Hallo Marcus, schön Dich zu sehen.", true);</text:p>
      <text:p text:style-name="Code">ASP("marcus", "Marcus", "Danke! <text:span text:style-name="T16">Dann frisch ans Werk!</text:span>", true);</text:p>
      <text:p text:style-name="Code">ASP("alandra", "Alandra", "<text:span text:style-name="T16">L</text:span>ass<text:span text:style-name="T16">t</text:span> uns keine Zeit verlieren.", true);</text:p>
      <text:p text:style-name="P22">Schlussendlich fehlt noch der Fuß.</text:p>
      <text:p text:style-name="Code">briefing.finished = function()</text:p>
      <text:p text:style-name="Code">end</text:p>
      <text:p text:style-name="Code">return Start<text:span text:style-name="T17">Briefing</text:span>(briefing);</text:p>
      <text:p text:style-name="P23">Im Fuß wird eine Funktion deklariert, die am Ende des Briefings ausgeführt wird. In dieser Funktion können beliebige Dinge geschehen, sie kann aber auch weggelassen werden. Wichtiger ist die letzte Zeile der Funktion. <text:span text:style-name="T11">StartBriefing</text:span> führt das Briefing aus und gibt die ID zurück. Diese ID wird für die Anbindung an das Questsystem benötigt.</text:p>
      <text:h text:style-name="P41" text:outline-level="2"><text:bookmark-start text:name="__RefHeading___Toc388_1840017082"/>Das Cutscene-Gerüst<text:bookmark-end text:name="__RefHeading___Toc388_1840017082"/></text:h>
      <text:p text:style-name="P23">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29">local <text:span text:style-name="T17">cutscene</text:span> = {</text:p>
      <text:p text:style-name="P29"><text:s text:c="4"/>barStyle = "<text:span text:style-name="T17">small</text:span>",</text:p>
      <text:p text:style-name="P29"><text:s text:c="4"/>disableGlobalInvulnerability = false,</text:p>
      <text:p text:style-name="P29"><text:s text:c="4"/>restoreCamera = <text:span text:style-name="T17">false</text:span>,</text:p>
      <text:p text:style-name="P29"><text:s text:c="4"/>skip<text:span text:style-name="T17">All</text:span> = true,</text:p>
      <text:p text:style-name="P29"><text:s text:c="4"/>hideFoW = true,</text:p>
      <text:p text:style-name="P29"><text:s text:c="4"/>showSky = true,</text:p>
      <text:p text:style-name="P29"><text:s text:c="4"/>hideBorderPins = true</text:p>
      <text:p text:style-name="P29"><text:span text:style-name="T15">}</text:span>;</text:p>
      <text:p text:style-name="P28">local A<text:span text:style-name="T18">F, AP</text:span> = Add<text:span text:style-name="T18">Flight</text:span>Pages(cutscene)</text:p>
      <text:p text:style-name="P23">Der Kopf der Cutscene sieht etwas anders aus. Eine Cutscene kann nur komplett abgebrochen werden. Zudem benötigen wir die schmalen Balken um mehr von der Spielwelt zu zeigen, während sich die Kamera bewegt. </text:p>
      <text:p text:style-name="P23">Eine Cutscene verwendet ausschließlich die Funktion <text:span text:style-name="T11">A</text:span><text:span text:style-name="T13">F</text:span>, welche hier etwas anders funktioniert.</text:p>
      <text:p text:style-name="Code"><text:soft-page-break/>A<text:span text:style-name="T18">F</text:span> {</text:p>
      <text:p text:style-name="Code"><text:s text:c="4"/><text:span text:style-name="T18">StartPosition</text:span> = {</text:p>
      <text:p text:style-name="Code"><text:s text:c="8"/>LookAt <text:s text:c="5"/>= {X= 47027.16, Y= 67399.87, Z= 3321.45},</text:p>
      <text:p text:style-name="Code"><text:s text:c="8"/>Position <text:s text:c="3"/>= {X= 46963.01, Y= 67476.54, Z= 3318.90},</text:p>
      <text:p text:style-name="P30"><text:s text:c="4"/>},</text:p>
      <text:p text:style-name="P30"><text:s text:c="4"/><text:span text:style-name="T18">Flights</text:span> = {</text:p>
      <text:p text:style-name="P30"><text:s text:c="8"/><text:span text:style-name="T18">{</text:span></text:p>
      <text:p text:style-name="P32"><text:s text:c="13"/><text:span text:style-name="T19">Text <text:s text:c="7"/>= "Hier wird Text angezeigt.",</text:span></text:p>
      <text:p text:style-name="P30"><text:s text:c="13"/>LookAt <text:s text:c="5"/>= {X= 47042.31, Y= 67426.54, Z= 3353.72},</text:p>
      <text:p text:style-name="P30"><text:s text:c="13"/>Position <text:s text:c="3"/>= {X= 46963.01, Y= 67476.54, Z= 3318.90},</text:p>
      <text:p text:style-name="P30"><text:s text:c="13"/>Duration <text:s text:c="3"/>= 15.0,</text:p>
      <text:p text:style-name="P31"><text:s text:c="8"/>}</text:p>
      <text:p text:style-name="P30"><text:s text:c="4"/>},</text:p>
      <text:p text:style-name="Code">}</text:p>
      <text:p text:style-name="P25">Anders als <text:span text:style-name="T19">eine Seite </text:span>bei einem Briefing, besteht ein Kameraflug immer aus <text:span text:style-name="T18">einer Startposition und einem oder mehr Flights</text:span>. <text:span text:style-name="T19">Die Startposition hat nur die Positionsangaben und eine optionale Funktion Action, wohingegen Flights einige Optionen mehr haben.</text:span></text:p>
      <table:table table:name="Tabelle2" table:style-name="Tabelle2">
        <table:table-column table:style-name="Tabelle2.A"/>
        <table:table-column table:style-name="Tabelle2.B"/>
        <table:table-row>
          <table:table-cell table:style-name="Tabelle2.A1" office:value-type="string">
            <text:p text:style-name="P52">Option</text:p>
          </table:table-cell>
          <table:table-cell table:style-name="Tabelle2.B1" office:value-type="string">
            <text:p text:style-name="P52">Beschreibung</text:p>
          </table:table-cell>
        </table:table-row>
        <table:table-row>
          <table:table-cell table:style-name="Tabelle2.A2" office:value-type="string">
            <text:p text:style-name="P50">Position</text:p>
          </table:table-cell>
          <table:table-cell table:style-name="Tabelle2.B2" office:value-type="string">
            <text:p text:style-name="P50">Die Position der Kamera (wird immer benötigt)</text:p>
          </table:table-cell>
        </table:table-row>
        <table:table-row>
          <table:table-cell table:style-name="Tabelle2.A2" office:value-type="string">
            <text:p text:style-name="P50">LookAt</text:p>
          </table:table-cell>
          <table:table-cell table:style-name="Tabelle2.B2" office:value-type="string">
            <text:p text:style-name="P50">Der Blickpunkt der Kamera (wird immer benötigt)</text:p>
          </table:table-cell>
        </table:table-row>
        <table:table-row>
          <table:table-cell table:style-name="Tabelle2.A2" office:value-type="string">
            <text:p text:style-name="P50">Duration</text:p>
          </table:table-cell>
          <table:table-cell table:style-name="Tabelle2.B2" office:value-type="string">
            <text:p text:style-name="P50">Die Dauer der Kamerabewegung (wird immer benötigt)</text:p>
          </table:table-cell>
        </table:table-row>
        <table:table-row>
          <table:table-cell table:style-name="Tabelle2.A2" office:value-type="string">
            <text:p text:style-name="P50">Title</text:p>
          </table:table-cell>
          <table:table-cell table:style-name="Tabelle2.B2" office:value-type="string">
            <text:p text:style-name="P50">Angezeigter Titel</text:p>
          </table:table-cell>
        </table:table-row>
        <table:table-row>
          <table:table-cell table:style-name="Tabelle2.A2" office:value-type="string">
            <text:p text:style-name="P50">Text</text:p>
          </table:table-cell>
          <table:table-cell table:style-name="Tabelle2.B2" office:value-type="string">
            <text:p text:style-name="P50">Angezeigter Text</text:p>
          </table:table-cell>
        </table:table-row>
        <table:table-row>
          <table:table-cell table:style-name="Tabelle2.A2" office:value-type="string">
            <text:p text:style-name="P50">FadeIn</text:p>
          </table:table-cell>
          <table:table-cell table:style-name="Tabelle2.B2" office:value-type="string">
            <text:p text:style-name="P50">Einblendezeit am Anfang eines Flight (empfohlen)</text:p>
          </table:table-cell>
        </table:table-row>
        <table:table-row>
          <table:table-cell table:style-name="Tabelle2.A2" office:value-type="string">
            <text:p text:style-name="P50">FadeOut</text:p>
          </table:table-cell>
          <table:table-cell table:style-name="Tabelle2.B2" office:value-type="string">
            <text:p text:style-name="P51"><text:span text:style-name="T20">Ab</text:span>blendezeit am <text:span text:style-name="T20">Ende</text:span> eines Flight (empfohlen)</text:p>
          </table:table-cell>
        </table:table-row>
        <table:table-row>
          <table:table-cell table:style-name="Tabelle2.A2" office:value-type="string">
            <text:p text:style-name="P50">Action</text:p>
          </table:table-cell>
          <table:table-cell table:style-name="Tabelle2.B2" office:value-type="string">
            <text:p text:style-name="P53">Funktion, die beim Erreichen der Position aufgerufen wird</text:p>
          </table:table-cell>
        </table:table-row>
      </table:table>
      <text:h text:style-name="P44" text:outline-level="3"><text:bookmark-start text:name="__RefHeading___Toc390_1840017082"/>Verhalten von Flights<text:bookmark-end text:name="__RefHeading___Toc390_1840017082"/></text:h>
      <text:p text:style-name="P26">Ein Flight springt zuerst zum Startpunkt und wird unmittelbar danach damit beginnen seine Stationen abzuarbeiten. Während des Sprungs ist die schwarze Blende aktiv. Beim erreichen einer Position, wird eine optionale Aktion ausgeführt und die nächste Position angefahren, bis alle Punkte des Flight abgefahren wurden.</text:p>
      <text:p text:style-name="P26">Für wen dieses feste Verhalten nichts ist, der kann direkt mit <text:span text:style-name="T11">AP</text:span> arbeiten. Hierbei ist zu beachten, dass diese Funktion sich bei Cutscenes leicht anders verhält und ein anderes Schema für eine Page erwartet.</text:p>
      <text:p text:style-name="Code"><text:soft-page-break/>AP {</text:p>
      <text:p text:style-name="Code"><text:s text:c="4"/>view <text:s text:c="11"/>= {</text:p>
      <text:p text:style-name="Code"><text:s text:c="8"/>LookAt <text:s text:c="5"/>= {X= 47146.44, Y= 56857.15, Z= 3802.56},</text:p>
      <text:p text:style-name="Code"><text:s text:c="8"/>Position <text:s text:c="3"/>= {X= 47066.24, Y= 56801.98, Z= 3825.47},</text:p>
      <text:p text:style-name="Code"><text:s text:c="8"/>Duration <text:s text:c="3"/>= 0.0,</text:p>
      <text:p text:style-name="Code"><text:s text:c="4"/>},</text:p>
      <text:p text:style-name="Code">}</text:p>
      <text:p text:style-name="Code"/>
      <text:p text:style-name="Code">AP {</text:p>
      <text:p text:style-name="Code"><text:s text:c="4"/>text <text:s text:c="11"/>= <text:span text:style-name="T19">"Hier wird Text angezeigt."</text:span>,</text:p>
      <text:p text:style-name="Code"><text:s text:c="4"/>view <text:s text:c="11"/>= {</text:p>
      <text:p text:style-name="Code"><text:s text:c="8"/>LookAt <text:s text:c="5"/>= {X= 47469.25, Y= 57228.40, Z= 3699.98},</text:p>
      <text:p text:style-name="Code"><text:s text:c="8"/>Position <text:s text:c="3"/>= {X= 47402.09, Y= 57157.33, Z= 3720.89},</text:p>
      <text:p text:style-name="Code"><text:s text:c="8"/>Duration <text:s text:c="3"/>= 15.0,</text:p>
      <text:p text:style-name="Code"><text:s text:c="8"/>FlyTime <text:s text:c="4"/>= 15.0,</text:p>
      <text:p text:style-name="Code"><text:s text:c="4"/>},</text:p>
      <text:p text:style-name="Code">}</text:p>
      <text:h text:style-name="P45" text:outline-level="3"><text:bookmark-start text:name="__RefHeading___Toc392_1840017082"/>Relative Positionsangaben<text:bookmark-end text:name="__RefHeading___Toc392_1840017082"/></text:h>
      <text:p text:style-name="P26">Neben der Angabe von XYZ-Koordinaten können auch Entities <text:span text:style-name="T23">verwendet</text:span> werden. Hier ist es außerdem möglich sich in einer gewissen Entfernung relativ im Winkel zur Entity zu bewegen.</text:p>
      <text:p text:style-name="P34">-- <text:span text:style-name="T21">{Entity, Kamerahöhe, Distanz, Winkel}</text:span></text:p>
      <text:p text:style-name="P34">LookAt <text:s text:c="5"/>= {<text:span text:style-name="T19">"Blickpunkt1", 200</text:span>},</text:p>
      <text:p text:style-name="P33">Position <text:s text:c="3"/>= {<text:span text:style-name="T19">"Kameraposition1", </text:span>450, <text:span text:style-name="T21">3000, 25</text:span>},</text:p>
      <text:p text:style-name="P27">Erneut fehlt nur noch der Fuß.</text:p>
      <text:p text:style-name="P35"><text:span text:style-name="T21">cutscene</text:span>.finished = function()</text:p>
      <text:p text:style-name="P35">end</text:p>
      <text:p text:style-name="P35">return Start<text:span text:style-name="T21">Cutscene</text:span>(<text:span text:style-name="T21">cutscene</text:span>);</text:p>
      <text:p text:style-name="P24">Im Fuß wird eine <text:span text:style-name="T21">optionale </text:span>Funktion deklariert, die am Ende de<text:span text:style-name="T21">r</text:span> <text:span text:style-name="T21">Cutscene</text:span> ausgeführt wird. Wichtiger ist die letzte Zeile der Funktion. <text:span text:style-name="T11">Start</text:span><text:span text:style-name="T14">Cutscene</text:span> führt d<text:span text:style-name="T21">ie Cutscene</text:span> aus und gibt <text:span text:style-name="T21">wieder </text:span>die ID zurück.</text:p>
      <text:h text:style-name="P38" text:outline-level="1"><text:bookmark-start text:name="__RefHeading___Toc39_1048489542"/><text:soft-page-break/>Interaktive Objekte richtig anwenden<text:bookmark-end text:name="__RefHeading___Toc39_1048489542"/></text:h>
      <text:p text:style-name="P4"/>
      <text:h text:style-name="Heading_20_1" text:outline-level="1"><text:bookmark-start text:name="__RefHeading___Toc41_1048489542"/>Nichtspieler-Charaktere nutzen<text:bookmark-end text:name="__RefHeading___Toc41_1048489542"/></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0.06pt fine-dashed #000000" style:shadow="non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6-01T19:14:56.268954000</dc:date>
    <meta:editing-duration>PT55M50S</meta:editing-duration>
    <meta:editing-cycles>14</meta:editing-cycles>
    <meta:generator>LibreOffice/5.1.6.2$Linux_X86_64 LibreOffice_project/10m0$Build-2</meta:generator>
    <meta:document-statistic meta:table-count="2" meta:image-count="0" meta:object-count="0" meta:page-count="9" meta:paragraph-count="194" meta:word-count="1779" meta:character-count="12918" meta:non-whitespace-character-count="10958"/>
  </office:meta>
</office:document-meta>
</file>